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bd29f"/>
    </style:style>
    <style:style style:name="P2" style:family="paragraph" style:parent-style-name="Standard">
      <style:paragraph-properties fo:text-align="center" style:justify-single-word="false"/>
      <style:text-properties officeooo:rsid="001bd29f" officeooo:paragraph-rsid="001bd29f"/>
    </style:style>
    <style:style style:name="P3" style:family="paragraph" style:parent-style-name="Standard">
      <style:text-properties officeooo:rsid="001bd29f" officeooo:paragraph-rsid="001bd29f"/>
    </style:style>
    <style:style style:name="P4" style:family="paragraph" style:parent-style-name="Standard">
      <style:text-properties officeooo:paragraph-rsid="001bd29f"/>
    </style:style>
    <style:style style:name="P5" style:family="paragraph" style:parent-style-name="Standard">
      <style:paragraph-properties fo:text-align="center" style:justify-single-word="false"/>
      <style:text-properties fo:font-size="15pt" officeooo:rsid="001bd29f" officeooo:paragraph-rsid="001bd29f" style:font-size-asian="15pt" style:font-size-complex="15pt"/>
    </style:style>
    <style:style style:name="P6" style:family="paragraph" style:parent-style-name="Standard">
      <style:paragraph-properties fo:text-align="center" style:justify-single-word="false"/>
      <style:text-properties fo:font-size="28pt" officeooo:paragraph-rsid="001bd29f" style:font-size-asian="28pt" style:font-size-complex="28pt"/>
    </style:style>
    <style:style style:name="P7" style:family="paragraph" style:parent-style-name="Standard">
      <style:paragraph-properties fo:text-align="center" style:justify-single-word="false"/>
      <style:text-properties fo:font-size="28pt" fo:font-weight="normal" officeooo:paragraph-rsid="001bd29f" style:font-size-asian="28pt" style:font-weight-asian="normal" style:font-size-complex="28pt" style:font-weight-complex="normal"/>
    </style:style>
    <style:style style:name="P8" style:family="paragraph" style:parent-style-name="Standard">
      <style:text-properties officeooo:rsid="001e3613" officeooo:paragraph-rsid="001e3613"/>
    </style:style>
    <style:style style:name="P9" style:family="paragraph" style:parent-style-name="Standard">
      <style:text-properties officeooo:paragraph-rsid="001e43e3"/>
    </style:style>
    <style:style style:name="P10" style:family="paragraph" style:parent-style-name="Standard">
      <style:text-properties officeooo:rsid="001e43e3" officeooo:paragraph-rsid="001e43e3"/>
    </style:style>
    <style:style style:name="P11" style:family="paragraph" style:parent-style-name="Standard">
      <style:text-properties fo:font-weight="bold" officeooo:rsid="001bd29f" officeooo:paragraph-rsid="001bd29f" style:font-weight-asian="bold" style:font-weight-complex="bold"/>
    </style:style>
    <style:style style:name="P12" style:family="paragraph" style:parent-style-name="Standard">
      <style:text-properties fo:font-weight="bold" officeooo:rsid="001e3613" officeooo:paragraph-rsid="001e3613" style:font-weight-asian="bold" style:font-weight-complex="bold"/>
    </style:style>
    <style:style style:name="P13" style:family="paragraph" style:parent-style-name="Standard">
      <style:text-properties fo:font-weight="bold" officeooo:rsid="002019a2" officeooo:paragraph-rsid="002019a2" style:font-weight-asian="bold" style:font-weight-complex="bold"/>
    </style:style>
    <style:style style:name="P14" style:family="paragraph" style:parent-style-name="Standard">
      <style:text-properties fo:font-weight="normal" officeooo:rsid="002019a2" officeooo:paragraph-rsid="002019a2" style:font-weight-asian="normal" style:font-weight-complex="normal"/>
    </style:style>
    <style:style style:name="T1" style:family="text">
      <style:text-properties officeooo:rsid="001bd29f"/>
    </style:style>
    <style:style style:name="T2" style:family="text">
      <style:text-properties fo:font-size="18pt" style:font-size-asian="18pt" style:font-size-complex="18pt"/>
    </style:style>
    <style:style style:name="T3" style:family="text">
      <style:text-properties officeooo:rsid="001e3613"/>
    </style:style>
    <style:style style:name="T4" style:family="text">
      <style:text-properties fo:font-weight="bold" style:font-weight-asian="bold" style:font-weight-complex="bold"/>
    </style:style>
    <style:style style:name="T5" style:family="text">
      <style:text-properties officeooo:rsid="001e43e3"/>
    </style:style>
    <style:style style:name="T6" style:family="text">
      <style:text-properties style:text-position="super 58%" officeooo:rsid="001e43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ydział <text:span text:style-name="T1">Elektroniki</text:span><text:tab/><text:tab/><text:tab/><text:tab/><text:tab/><text:tab/><text:tab/><text:span text:style-name="T1">Wrocław, 24 kwietnia 2018</text:span></text:p>
      <text:p text:style-name="P4">Politechniki Wrocławskiej </text:p>
      <text:p text:style-name="P4"/>
      <text:p text:style-name="P1"/>
      <text:p text:style-name="P1"/>
      <text:p text:style-name="P1"/>
      <text:p text:style-name="P1"/>
      <text:p text:style-name="P1"/>
      <text:p text:style-name="P6"/>
      <text:p text:style-name="P6"/>
      <text:p text:style-name="P6"/>
      <text:p text:style-name="P7">Projektowanie Algorytmów </text:p>
      <text:p text:style-name="P7">i Metody Sztucznej Inteligencji</text:p>
      <text:p text:style-name="P6"><text:s/><text:span text:style-name="T2">Projekt 2</text:span></text:p>
      <text:p text:style-name="P4"/>
      <text:p text:style-name="P1"/>
      <text:p text:style-name="P1"/>
      <text:p text:style-name="P1"/>
      <text:p text:style-name="P1"/>
      <text:p text:style-name="P1"/>
      <text:p text:style-name="P1"/>
      <text:p text:style-name="P1"/>
      <text:p text:style-name="P1"/>
      <text:p text:style-name="P1"/>
      <text:p text:style-name="P1"/>
      <text:p text:style-name="P5">Krzysztof Sobolewski</text:p>
      <text:p text:style-name="P2">226233</text:p>
      <text:p text:style-name="P1"/>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Grupa: wtorek godz. 17:05</text:p>
      <text:p text:style-name="P11"><text:soft-page-break/>1. Wprowadzenie</text:p>
      <text:p text:style-name="P11"/>
      <text:p text:style-name="P3"><text:tab/>Zadaniem była implementacja wybranych 3. sortowań i test ich efektywności dla różnych przypadków. Należało stworzyć 100 tablic zawierających elementy typu całkowitoliczbowego o następujących rozmiarach: 10 000, 50 000, 100 000, 500 000, 1 000 000. Sortowanie zostało przeprowadzone gdy:</text:p>
      <text:p text:style-name="P3">- elementy były całkowicie losowe,</text:p>
      <text:p text:style-name="P3">- 25% początkowych elementów są już posortowane,</text:p>
      <text:p text:style-name="P3">- 50% początkowych elementów są już posortowane,</text:p>
      <text:p text:style-name="P3">- 75% początkowych elementów są już posortowane,</text:p>
      <text:p text:style-name="P3">- 95% początkowych elementów są już posortowane,</text:p>
      <text:p text:style-name="P3">- 99% początkowych elementów są już posortowane,</text:p>
      <text:p text:style-name="P3">- 99,7% początkowych elementów są już posortowane,</text:p>
      <text:p text:style-name="P3">- elementy są posortowane w odwrotnej kolejności,</text:p>
      <text:p text:style-name="P3"/>
      <text:p text:style-name="P8">Algorytmy, które były stosowane do powyższego zadania to:</text:p>
      <text:p text:style-name="P8">- sortowanie przez scalanie,</text:p>
      <text:p text:style-name="P8">- sortowanie szybkie,</text:p>
      <text:p text:style-name="P8">- sortowanie introspektywne,</text:p>
      <text:p text:style-name="P8"/>
      <text:p text:style-name="P12">2. Opis algorytmów</text:p>
      <text:p text:style-name="P8"/>
      <text:p text:style-name="P8">Sortowanie przez scalanie - <text:s/>sortowana tablica dzielona jest rekurencyjnie na dwie podtablice aż do uzyskania tablic jednoelementowych. Następnie podtablice te są scalane w odpowiedni sposób, dający w rezultacie tablicę posortowaną. Wykorzystana jest tu metoda podziału problemu na mniejsze, łatwiejsze do rozwiązania zadania („dziel i rządź”).</text:p>
      <text:p text:style-name="P8">Złożoność czasowa tego algorytmu to O(n log n).</text:p>
      <text:p text:style-name="P8"/>
      <text:p text:style-name="P9"><text:span text:style-name="T3">Sortowanie szybkie - n</text:span>a początku wybierany jest tzw. element osiowy. Następnie tablica dzielona jest na dwie podtablice. Pierwsza z nich zawiera elementy mniejsze od elementu osiowego, druga elementy większe lub równe, element osiowy znajdzie się między nimi. Proces dzielenia powtarzany jest aż do uzyskania tablic jednoelementowych, nie wymagających sortowania. Właściwe sortowanie jest tu jakby ukryte w procesie przygotowania do sortowania. Wybór elementu osiowego wpływa na równomierność podziału na podtablice. </text:p>
      <text:p text:style-name="P9"><text:span text:style-name="T5">Użyty wariant to wybranie elementu losowego jako piwot. Średnia złożoność czasowa to </text:span></text:p>
      <text:p text:style-name="P9"><text:span text:style-name="T5">O(n log n) jednak w pesymistycznym przypadku może być to O(n</text:span><text:span text:style-name="T6">2</text:span><text:span text:style-name="T5">).</text:span></text:p>
      <text:p text:style-name="P9"/>
      <text:p text:style-name="P9"/>
      <text:p text:style-name="P9"><text:span text:style-name="T5">Sortowanie introspektywne - </text:span>Jest to metoda hybrydowa, będąca połączeniem sortowania szybkiego i sortowania przez kopcowanie. Sortowanie introspektywne pozwala uniknąć najgorszego przypadku dla sortowania szybkiego (nierównomierny podział tablicy w przypadku, gdy jako element osiowy zostanie wybrany element najmniejszy lub największy).</text:p>
      <text:p text:style-name="P10">Złożoność czasowa tego algorytmu to O(n log n).</text:p>
      <text:p text:style-name="P10"/>
      <text:p text:style-name="P10"/>
      <text:p text:style-name="P10"/>
      <text:p text:style-name="P10"/>
      <text:p text:style-name="P10"/>
      <text:p text:style-name="P10"/>
      <text:p text:style-name="P10"/>
      <text:p text:style-name="P10"/>
      <text:p text:style-name="P10"/>
      <text:p text:style-name="P13"><text:soft-page-break/>3. Przebieg testów</text:p>
      <text:p text:style-name="P13"/>
      <text:p text:style-name="P14">Do tablicy zostały przypisane losowe wartości z zakresu od -500 000 do 500 000. Przy każdym sortowaniu danych został zmierzony czas operacji za pomocą funkcji clock(). </text:p>
      <text:p text:style-name="P14"/>
      <text:p text:style-name="P14">Sortowanie przez scalani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03:13:56.181749560</meta:creation-date>
    <dc:date>2018-04-24T04:52:34.619893473</dc:date>
    <meta:editing-duration>PT42M45S</meta:editing-duration>
    <meta:editing-cycles>2</meta:editing-cycles>
    <meta:generator>LibreOffice/5.4.5.1$Linux_X86_64 LibreOffice_project/40m0$Build-1</meta:generator>
    <meta:document-statistic meta:table-count="0" meta:image-count="0" meta:object-count="0" meta:page-count="3" meta:paragraph-count="33" meta:word-count="363" meta:character-count="2671" meta:non-whitespace-character-count="2327"/>
  </office:meta>
</office:document-meta>
</file>